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ifs techniques</text:p>
      <text:p text:style-name="P3">- réaliser des composants qui sont attaquables comme des services</text:p>
      <text:p text:style-name="Standard"/>
      <text:p text:style-name="P2">I. Composant maître</text:p>
      <text:p text:style-name="P2"/>
      <text:p text:style-name="P3">Ce composant est un service web : l'utilisateur saisit ce qu'il souhaite via une interface web et le composant lui renvoit les résultats</text:p>
      <text:p text:style-name="P3"/>
      <text:p text:style-name="P3"><text:tab/><text:span text:style-name="T1">I.A</text:span><text:span text:style-name="T1"> </text:span><text:span text:style-name="T1">module utilisateur</text:span></text:p>
      <text:p text:style-name="P1"/>
      <text:p text:style-name="P1">ce qu'il fait</text:p>
      <text:p text:style-name="P3"><text:tab/><text:tab/>- réceptionne les demandes de l'utilisateurs via une interface web et stocke les jobs à <text:tab/><text:tab/>lancer dans une collection MongoDB</text:p>
      <text:p text:style-name="P3"><text:tab/><text:tab/>- la conception d'un chantier peut être arrêtée en cours de route et reprise, pour cela le <text:tab/><text:tab/>serveur stocke au fur et à mesure ses paramètres envoyé depuis le formulaire</text:p>
      <text:p text:style-name="P3"/>
      <text:p text:style-name="P3"><text:span text:style-name="T1">en Node</text:span><text:span text:style-name="T1">JS</text:span></text:p>
      <text:p text:style-name="P3"><text:tab/><text:tab/>- parce que plus léger</text:p>
      <text:p text:style-name="P3"><text:tab/><text:tab/>- remontée d'informations à l'utilisateur (webnotifications par exemple)</text:p>
      <text:p text:style-name="P3"><text:tab/><text:tab/>- échange compétences dans l'équipe</text:p>
      <text:p text:style-name="P3"/>
      <text:p text:style-name="P1">Framework NodeJS/MongoDB : Mongoose</text:p>
      <text:p text:style-name="P1"/>
      <text:p text:style-name="P3">http://atinux.developpez.com/tutoriels/javascript/mongodb-nodejs-mongoose/<text:tab/></text:p>
      <text:p text:style-name="P3">framework le plus connu</text:p>
      <text:p text:style-name="P3"/>
      <text:p text:style-name="P1">Authentification : </text:p>
      <text:p text:style-name="P3"/>
      <text:p text:style-name="P3">passeport, framework le plus connu et référence pour ça</text:p>
      <text:p text:style-name="P3"><text:a xlink:type="simple" xlink:href="http://www.js-attitude.fr/2014/10/23/libs-node-js/">http://www.js-attitude.fr/2014/10/23/libs-node-js/</text:a></text:p>
      <text:p text:style-name="P3"/>
      <text:p text:style-name="P1">MVC</text:p>
      <text:p text:style-name="P3">=&gt; express</text:p>
      <text:p text:style-name="P3">http://code.tutsplus.com/tutorials/build-a-complete-mvc-website-with-expressjs--net-34168</text:p>
      <text:p text:style-name="P3"/>
      <text:p text:style-name="P1">Internationalisation</text:p>
      <text:p text:style-name="P3">=&gt; i18n-2</text:p>
      <text:p text:style-name="P3">Simple d'utilisation</text:p>
      <text:p text:style-name="P3"/>
      <text:p text:style-name="P3"><text:tab/><text:span text:style-name="T1">I.</text:span><text:span text:style-name="T1">B</text:span><text:span text:style-name="T1"> </text:span><text:span text:style-name="T1">Persistance</text:span></text:p>
      <text:p text:style-name="P3"/>
      <text:p text:style-name="P3">Persistance des utilisateurs, des chantiers, et des jobs</text:p>
      <text:p text:style-name="P3"/>
      <text:p text:style-name="P3"><text:span text:style-name="T1">en </text:span><text:span text:style-name="T1">MongoDB</text:span></text:p>
      <text:p text:style-name="P3"><text:tab/><text:tab/>- parce que orienté document et pas de schéma fixe (plus simple pour les commandes mic mac entre autres)</text:p>
      <text:p text:style-name="P3"><text:tab/><text:tab/>- permet d'envoyer directement en JSON via NodeJS/Mongoose (pas de justification <text:tab/><text:tab/>avec le théorème CAP)</text:p>
      <text:p text:style-name="P3"/>
      <text:p text:style-name="P1">schéma</text:p>
      <text:p text:style-name="P3"/>
      <text:p text:style-name="P3"><text:tab/><text:tab/></text:p>
      <text:p text:style-name="P3"><text:soft-page-break/></text:p>
      <text:p text:style-name="P3"/>
      <text:p text:style-name="P1">A faire pour nous</text:p>
      <text:p text:style-name="P1"/>
      <text:p text:style-name="P3">- Regarder en détail comment faire un MVC propre en Node pour expliquer aux autres</text:p>
      <text:p text:style-name="P3"><text:tab/></text:p>
      <text:p text:style-name="P3"/>
      <text:p text:style-name="P1">Antoine</text:p>
      <text:p text:style-name="P3"/>
      <text:p text:style-name="P3">- Les boutons de mode avancé pour le traitement, c'est pas du tout ergonomique</text:p>
      <text:p text:style-name="P3">- « Images spécifiques pour la calibration » : est-ce qu'il faut choisir parmi les images que l'utilisateur a déjà sélectionné 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4:31:40.329473637</meta:creation-date>
    <meta:generator>LibreOffice/3.5$Linux_X86_64 LibreOffice_project/350m1$Build-2</meta:generator>
    <dc:date>2015-04-09T14:15:51</dc:date>
    <meta:editing-duration>PT2H14M10S</meta:editing-duration>
    <meta:editing-cycles>100</meta:editing-cycles>
    <meta:document-statistic meta:table-count="0" meta:image-count="0" meta:object-count="0" meta:page-count="2" meta:paragraph-count="37" meta:word-count="248" meta:character-count="1740" meta:non-whitespace-character-count="1501"/>
  </office:meta>
</office:document-meta>
</file>